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95b4" officeooo:paragraph-rsid="000e95b4"/>
    </style:style>
    <style:style style:name="P2" style:family="paragraph" style:parent-style-name="Standard">
      <style:paragraph-properties fo:text-align="justify" style:justify-single-word="false"/>
      <style:text-properties fo:color="#0000ff" style:font-name="Arial" fo:font-size="12pt" officeooo:rsid="001ea61a" officeooo:paragraph-rsid="000e95b4" style:font-size-asian="12pt" style:font-size-complex="12pt"/>
    </style:style>
    <style:style style:name="T1" style:family="text">
      <style:text-properties officeooo:rsid="000e95b4"/>
    </style:style>
    <style:style style:name="T2" style:family="text">
      <style:text-properties officeooo:rsid="000f56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JOCS OLÍMPICS</text:span> </text:p>
      <text:p text:style-name="P2">Dissenyar el model E-R.</text:p>
      <text:p text:style-name="P1"/>
      <text:p text:style-name="P1"/>
      <text:p text:style-name="P1">Es tracta de dissenyar la base de dades necessària perquè les proves olímpiques d'atletisme es puguin desenvolupar sense problemes, proporcionant als informadors dels diferents mitjans de comunicació les dades necessàries perquè puguin dur a terme la seva missió de la millor manera possible.</text:p>
      <text:p text:style-name="P1">Així, s'haurà de proporcionar diàriament una llista de les proves a realitzar, indicant l'especialitat corresponent (100 metres, salt d'alçada, etc.), i el nivell de competició (sèries semifinals, final, etc.); fent constar quins atletes passaran a la següent ronda (per exemple, els dos primers de cada sèrie i dos per marques, o el que sigui), i a quina hora està prevista la celebració de cada prova.</text:p>
      <text:p text:style-name="P1">Es pretén també tenir informació de qui està previst que participi a cada prova, indicant en quin</text:p>
      <text:p text:style-name="P1">ordre (o en quin carrer, etc.) participarà cada atleta a la prova; tenint en compte que un mateix atleta pot <text:span text:style-name="T2">participar</text:span> en més d'una especialitat. A més es vol tenir accés als rècords del món i olímpics</text:p>
      <text:p text:style-name="P1">oficials en el moment de celebrar les proves corresponents.</text:p>
      <text:p text:style-name="P1"><text:span text:style-name="T2">Per </text:span>atenció als països participants, es vol proporcionar una informació esportiva el més completa possible respecte als diferents participants (edat, millor marca en cada prova en la qual participa, etc.), així com el rècord nacional de cada país en cada prova.</text:p>
      <text:p text:style-name="P1">Els resultats de les diferents proves s'han d'incloure també a la base de dades, de manera que en</text:p>
      <text:p text:style-name="P1">qualsevol moment es pugui consultar, per exemple, la classificació definitiva dels participant<text:span text:style-name="T2">s</text:span> en una prova ja celebrada. En aquest sentit es vol tenir una especial atenció als atletes que aconsegueixen medalles deixant constància de les mateixes a la base de dades de manera que sigui possible conèixer no només qui va obtenir or i/o plata, sinó també comptabilitzar les medalles dels diferents tipus per paï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21:15:03.384000000</meta:creation-date>
    <dc:date>2016-10-09T21:35:51.807000000</dc:date>
    <meta:editing-duration>PT5M26S</meta:editing-duration>
    <meta:editing-cycles>1</meta:editing-cycles>
    <meta:document-statistic meta:table-count="0" meta:image-count="0" meta:object-count="0" meta:page-count="1" meta:paragraph-count="10" meta:word-count="301" meta:character-count="1862" meta:non-whitespace-character-count="1570"/>
    <meta:generator>LibreOffice/4.4.4.3$Windows_x86 LibreOffice_project/2c39ebcf046445232b798108aa8a7e7d89552ea8</meta:generator>
  </office:meta>
</office:document-meta>
</file>